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09cm"/>
    </style:style>
    <style:style style:name="co2" style:family="table-column">
      <style:table-column-properties fo:break-before="auto" style:column-width="2.31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2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Note">
      <style:table-cell-properties fo:background-color="#dddddd" style:text-align-source="fix" style:repeat-content="false"/>
      <style:paragraph-properties fo:text-align="center" fo:margin-left="0cm"/>
      <style:text-properties fo:color="#000000"/>
    </style:style>
    <style:style style:name="ce1" style:family="table-cell" style:parent-style-name="Note">
      <style:table-cell-properties fo:background-color="#dddddd" style:text-align-source="fix" style:repeat-content="false"/>
      <style:paragraph-properties fo:text-align="center" fo:margin-left="0cm"/>
      <style:text-properties fo:color="#000000"/>
    </style:style>
    <style:style style:name="ce3" style:family="table-cell" style:parent-style-name="Note">
      <style:table-cell-properties style:text-align-source="fix" style:repeat-content="false"/>
      <style:paragraph-properties fo:text-align="center" fo:margin-left="0cm"/>
      <style:text-properties fo:color="#000000"/>
    </style:style>
    <style:style style:name="ce11" style:family="table-cell" style:parent-style-name="Note">
      <style:table-cell-properties fo:background-color="#b4c7dc" style:text-align-source="fix" style:repeat-content="false"/>
      <style:paragraph-properties fo:text-align="center" fo:margin-left="0cm"/>
      <style:text-properties fo:color="#000000"/>
    </style:style>
    <style:style style:name="ce4" style:family="table-cell" style:parent-style-name="Note">
      <style:table-cell-properties fo:background-color="#b4c7dc" style:text-align-source="fix" style:repeat-content="false"/>
      <style:paragraph-properties fo:text-align="center" fo:margin-left="0cm"/>
      <style:text-properties fo:color="#000000"/>
    </style:style>
    <style:style style:name="ce13" style:family="table-cell" style:parent-style-name="Note">
      <style:table-cell-properties fo:background-color="#ffd7d7" style:text-align-source="fix" style:repeat-content="false"/>
      <style:paragraph-properties fo:text-align="center" fo:margin-left="0cm"/>
      <style:text-properties fo:color="#000000"/>
    </style:style>
    <style:style style:name="ce5" style:family="table-cell" style:parent-style-name="Note">
      <style:table-cell-properties fo:background-color="#ffd7d7" style:text-align-source="fix" style:repeat-content="false"/>
      <style:paragraph-properties fo:text-align="center" fo:margin-left="0cm"/>
      <style:text-properties fo:color="#000000"/>
    </style:style>
    <style:style style:name="ce6" style:family="table-cell" style:parent-style-name="Note">
      <style:table-cell-properties fo:background-color="#dddddd"/>
      <style:text-properties fo:color="#000000"/>
    </style:style>
    <style:style style:name="ce7" style:family="table-cell" style:parent-style-name="Note">
      <style:table-cell-properties fo:background-color="#b4c7dc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5" table:default-cell-style-name="ce1"/>
        <table:table-row table:style-name="ro1">
          <table:table-cell table:style-name="ce8" office:value-type="string" calcext:value-type="string" table:number-columns-spanned="9" table:number-rows-spanned="1">
            <text:p>Métricas</text:p>
          </table:table-cell>
          <table:covered-table-cell table:number-columns-repeated="8" table:style-name="ce6"/>
        </table:table-row>
        <table:table-row table:style-name="ro1">
          <table:table-cell/>
          <table:table-cell office:value-type="string" calcext:value-type="string">
            <text:p>WMC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NOC</text:p>
          </table:table-cell>
          <table:table-cell office:value-type="string" calcext:value-type="string">
            <text:p>CBO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NOO</text:p>
          </table:table-cell>
          <table:table-cell office:value-type="string" calcext:value-type="string">
            <text:p>NOA</text:p>
          </table:table-cell>
          <table:table-cell office:value-type="string" calcext:value-type="string">
            <text:p>SOMA</text:p>
          </table:table-cell>
        </table:table-row>
        <table:table-row table:style-name="ro1">
          <table:table-cell office:value-type="string" calcext:value-type="string">
            <text:p>Addres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:.H3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mplain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:.H4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ntac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B5:.H5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avorableLocation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:.H6]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Ques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7:.H7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tatusComplain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B8:.H8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okenForgotPas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9:.H9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10:.H10])" office:value-type="float" office:value="16" calcext:value-type="float">
            <text:p>16</text:p>
          </table:table-cell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ce3" office:value-type="string" calcext:value-type="string">
            <text:p>Média</text:p>
          </table:table-cell>
          <table:table-cell table:style-name="ce3" table:formula="of:=AVERAGE([.B3:.B11])" office:value-type="float" office:value="2.875" calcext:value-type="float">
            <text:p>2,875</text:p>
          </table:table-cell>
          <table:table-cell table:style-name="ce3" table:formula="of:=AVERAGE([.C3:.C11])" office:value-type="float" office:value="0.875" calcext:value-type="float">
            <text:p>0,875</text:p>
          </table:table-cell>
          <table:table-cell table:style-name="ce3" table:formula="of:=AVERAGE([.D3:.D11])" office:value-type="float" office:value="0.5" calcext:value-type="float">
            <text:p>0,5</text:p>
          </table:table-cell>
          <table:table-cell table:style-name="ce3" table:formula="of:=AVERAGE([.E3:.E11])" office:value-type="float" office:value="1.25" calcext:value-type="float">
            <text:p>1,25</text:p>
          </table:table-cell>
          <table:table-cell table:style-name="ce3" table:formula="of:=AVERAGE([.F3:.F11])" office:value-type="float" office:value="10.5" calcext:value-type="float">
            <text:p>10,5</text:p>
          </table:table-cell>
          <table:table-cell table:style-name="ce3" table:formula="of:=AVERAGE([.G3:.G11])" office:value-type="float" office:value="0.5" calcext:value-type="float">
            <text:p>0,5</text:p>
          </table:table-cell>
          <table:table-cell table:style-name="ce3" table:formula="of:=AVERAGE([.H3:.H11])" office:value-type="float" office:value="0.75" calcext:value-type="float">
            <text:p>0,75</text:p>
          </table:table-cell>
          <table:table-cell table:style-name="ce3" table:formula="of:=AVERAGE([.I3:.I11])" office:value-type="float" office:value="17.25" calcext:value-type="float">
            <text:p>17,25</text:p>
          </table:table-cell>
        </table:table-row>
        <table:table-row table:style-name="ro1">
          <table:table-cell table:style-name="ce3" office:value-type="string" calcext:value-type="string">
            <text:p>Desvio Padrão</text:p>
          </table:table-cell>
          <table:table-cell table:style-name="ce3" table:formula="of:=STDEV([.B3:.B10])" office:value-type="float" office:value="2.64237447329913" calcext:value-type="float">
            <text:p>2,64237447329913</text:p>
          </table:table-cell>
          <table:table-cell table:style-name="ce3" table:formula="of:=STDEV([.C3:.C10])" office:value-type="float" office:value="0.83452296039628" calcext:value-type="float">
            <text:p>0,83452296039628</text:p>
          </table:table-cell>
          <table:table-cell table:style-name="ce3" table:formula="of:=STDEV([.D3:.D10])" office:value-type="float" office:value="0.925820099772551" calcext:value-type="float">
            <text:p>0,925820099772551</text:p>
          </table:table-cell>
          <table:table-cell table:style-name="ce3" table:formula="of:=STDEV([.E3:.E10])" office:value-type="float" office:value="1.16496474502144" calcext:value-type="float">
            <text:p>1,16496474502144</text:p>
          </table:table-cell>
          <table:table-cell table:style-name="ce3" table:formula="of:=STDEV([.F3:.F10])" office:value-type="float" office:value="4.17475405605784" calcext:value-type="float">
            <text:p>4,17475405605784</text:p>
          </table:table-cell>
          <table:table-cell table:style-name="ce3" table:formula="of:=STDEV([.G3:.G10])" office:value-type="float" office:value="0.534522483824849" calcext:value-type="float">
            <text:p>0,534522483824849</text:p>
          </table:table-cell>
          <table:table-cell table:style-name="ce3" table:formula="of:=STDEV([.H3:.H10])" office:value-type="float" office:value="1.38873014965883" calcext:value-type="float">
            <text:p>1,38873014965883</text:p>
          </table:table-cell>
          <table:table-cell table:style-name="ce3" table:formula="of:=STDEV([.I3:.I10])" office:value-type="float" office:value="5.99404466354493" calcext:value-type="float">
            <text:p>5,99404466354493</text:p>
          </table:table-cell>
        </table:table-row>
        <table:table-row table:style-name="ro1">
          <table:table-cell table:style-name="ce3" office:value-type="string" calcext:value-type="string">
            <text:p>Mínimo</text:p>
          </table:table-cell>
          <table:table-cell table:style-name="ce3" table:formula="of:=MIN([.B3:.B10])" office:value-type="float" office:value="1" calcext:value-type="float">
            <text:p>1</text:p>
          </table:table-cell>
          <table:table-cell table:style-name="ce3" table:formula="of:=MIN([.C3:.C10])" office:value-type="float" office:value="0" calcext:value-type="float">
            <text:p>0</text:p>
          </table:table-cell>
          <table:table-cell table:style-name="ce3" table:formula="of:=MIN([.D3:.D10])" office:value-type="float" office:value="0" calcext:value-type="float">
            <text:p>0</text:p>
          </table:table-cell>
          <table:table-cell table:style-name="ce3" table:formula="of:=MIN([.E3:.E10])" office:value-type="float" office:value="0" calcext:value-type="float">
            <text:p>0</text:p>
          </table:table-cell>
          <table:table-cell table:style-name="ce3" table:formula="of:=MIN([.F3:.F10])" office:value-type="float" office:value="5" calcext:value-type="float">
            <text:p>5</text:p>
          </table:table-cell>
          <table:table-cell table:style-name="ce3" table:formula="of:=MIN([.G3:.G10])" office:value-type="float" office:value="0" calcext:value-type="float">
            <text:p>0</text:p>
          </table:table-cell>
          <table:table-cell table:style-name="ce3" table:formula="of:=MIN([.H3:.H10])" office:value-type="float" office:value="0" calcext:value-type="float">
            <text:p>0</text:p>
          </table:table-cell>
          <table:table-cell table:style-name="ce3" table:formula="of:=MIN([.I3:.I10])"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Máximo</text:p>
          </table:table-cell>
          <table:table-cell table:style-name="ce3" table:formula="of:=MAX([.B3:.B10])" office:value-type="float" office:value="9" calcext:value-type="float">
            <text:p>9</text:p>
          </table:table-cell>
          <table:table-cell table:style-name="ce3" table:formula="of:=MAX([.C3:.C10])" office:value-type="float" office:value="2" calcext:value-type="float">
            <text:p>2</text:p>
          </table:table-cell>
          <table:table-cell table:style-name="ce3" table:formula="of:=MAX([.D3:.D10])" office:value-type="float" office:value="2" calcext:value-type="float">
            <text:p>2</text:p>
          </table:table-cell>
          <table:table-cell table:style-name="ce3" table:formula="of:=MAX([.E3:.E10])" office:value-type="float" office:value="3" calcext:value-type="float">
            <text:p>3</text:p>
          </table:table-cell>
          <table:table-cell table:style-name="ce3" table:formula="of:=MAX([.F3:.F10])" office:value-type="float" office:value="16" calcext:value-type="float">
            <text:p>16</text:p>
          </table:table-cell>
          <table:table-cell table:style-name="ce3" table:formula="of:=MAX([.G3:.G10])" office:value-type="float" office:value="1" calcext:value-type="float">
            <text:p>1</text:p>
          </table:table-cell>
          <table:table-cell table:style-name="ce3" table:formula="of:=MAX([.H3:.H10])" office:value-type="float" office:value="3" calcext:value-type="float">
            <text:p>3</text:p>
          </table:table-cell>
          <table:table-cell table:style-name="ce3" table:formula="of:=MAX([.I3:.I10])" office:value-type="float" office:value="26" calcext:value-type="float">
            <text:p>26</text:p>
          </table:table-cell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ce11" office:value-type="string" calcext:value-type="string" table:number-columns-spanned="9" table:number-rows-spanned="1">
            <text:p>Padronização</text:p>
          </table:table-cell>
          <table:covered-table-cell table:number-columns-repeated="8" table:style-name="ce7"/>
        </table:table-row>
        <table:table-row table:style-name="ro1">
          <table:table-cell table:style-name="ce4"/>
          <table:table-cell table:style-name="ce4" office:value-type="string" calcext:value-type="string">
            <text:p>WMC</text:p>
          </table:table-cell>
          <table:table-cell table:style-name="ce4" office:value-type="string" calcext:value-type="string">
            <text:p>DIT</text:p>
          </table:table-cell>
          <table:table-cell table:style-name="ce4" office:value-type="string" calcext:value-type="string">
            <text:p>NOC</text:p>
          </table:table-cell>
          <table:table-cell table:style-name="ce4" office:value-type="string" calcext:value-type="string">
            <text:p>CBO</text:p>
          </table:table-cell>
          <table:table-cell table:style-name="ce4" office:value-type="string" calcext:value-type="string">
            <text:p>CS</text:p>
          </table:table-cell>
          <table:table-cell table:style-name="ce4" office:value-type="string" calcext:value-type="string">
            <text:p>NOO</text:p>
          </table:table-cell>
          <table:table-cell table:style-name="ce4" office:value-type="string" calcext:value-type="string">
            <text:p>NOA</text:p>
          </table:table-cell>
          <table:table-cell table:style-name="ce4" office:value-type="string" calcext:value-type="string">
            <text:p>SOMA</text:p>
          </table:table-cell>
        </table:table-row>
        <table:table-row table:style-name="ro1">
          <table:table-cell table:style-name="ce4" office:value-type="string" calcext:value-type="string">
            <text:p>Address</text:p>
          </table:table-cell>
          <table:table-cell table:style-name="ce4" table:formula="of:=STANDARDIZE([.B3];[.$B$12];[.$B$13])" office:value-type="float" office:value="-0.331141558034929" calcext:value-type="float">
            <text:p>-0,331141558034929</text:p>
          </table:table-cell>
          <table:table-cell table:style-name="ce4" table:formula="of:=STANDARDIZE([.C3];[.$C$12];[.$C$13])" office:value-type="float" office:value="-1.04850320665174" calcext:value-type="float">
            <text:p>-1,04850320665174</text:p>
          </table:table-cell>
          <table:table-cell table:style-name="ce4" table:formula="of:=STANDARDIZE([.D3];[.$D$12];[.$D$13])" office:value-type="float" office:value="-0.540061724867322" calcext:value-type="float">
            <text:p>-0,540061724867322</text:p>
          </table:table-cell>
          <table:table-cell table:style-name="ce4" table:formula="of:=STANDARDIZE([.F3];[.$F$12];[.$F$13])" office:value-type="float" office:value="-1.07790780955592" calcext:value-type="float">
            <text:p>-1,07790780955592</text:p>
          </table:table-cell>
          <table:table-cell table:style-name="ce4" table:formula="of:=STANDARDIZE([.F3];[.$E$12];[.$E$13])" office:value-type="float" office:value="4.07737660757502" calcext:value-type="float">
            <text:p>4,07737660757502</text:p>
          </table:table-cell>
          <table:table-cell table:style-name="ce4" table:formula="of:=STANDARDIZE([.G3];[.$G$12];[.$G$13])" office:value-type="float" office:value="-0.935414346693485" calcext:value-type="float">
            <text:p>-0,935414346693485</text:p>
          </table:table-cell>
          <table:table-cell table:style-name="ce4" table:formula="of:=STANDARDIZE([.H3];[.$H$12];[.$H$13])" office:value-type="float" office:value="-0.540061724867322" calcext:value-type="float">
            <text:p>-0,540061724867322</text:p>
          </table:table-cell>
          <table:table-cell table:style-name="ce4" table:formula="of:=SUM([.B19:.H19])" office:value-type="float" office:value="-0.395713763095691" calcext:value-type="float">
            <text:p>-0,395713763095691</text:p>
          </table:table-cell>
        </table:table-row>
        <table:table-row table:style-name="ro1">
          <table:table-cell table:style-name="ce4" office:value-type="string" calcext:value-type="string">
            <text:p>Complaint</text:p>
          </table:table-cell>
          <table:table-cell table:style-name="ce4" table:formula="of:=STANDARDIZE([.B4];[.$B$12];[.$B$13])" office:value-type="float" office:value="0.0473059368621328" calcext:value-type="float">
            <text:p>0,0473059368621328</text:p>
          </table:table-cell>
          <table:table-cell table:style-name="ce4" table:formula="of:=STANDARDIZE([.C4];[.$C$12];[.$C$13])" office:value-type="float" office:value="-1.04850320665174" calcext:value-type="float">
            <text:p>-1,04850320665174</text:p>
          </table:table-cell>
          <table:table-cell table:style-name="ce4" table:formula="of:=STANDARDIZE([.D4];[.$D$12];[.$D$13])" office:value-type="float" office:value="-0.540061724867322" calcext:value-type="float">
            <text:p>-0,540061724867322</text:p>
          </table:table-cell>
          <table:table-cell table:style-name="ce4" table:formula="of:=STANDARDIZE([.E4];[.$E$12];[.$E$13])" office:value-type="float" office:value="0.643796306459214" calcext:value-type="float">
            <text:p>0,643796306459214</text:p>
          </table:table-cell>
          <table:table-cell table:style-name="ce4" table:formula="of:=STANDARDIZE([.F4];[.$E$12];[.$E$13])" office:value-type="float" office:value="3.21898153229607" calcext:value-type="float">
            <text:p>3,21898153229607</text:p>
          </table:table-cell>
          <table:table-cell table:style-name="ce4" table:formula="of:=STANDARDIZE([.G4];[.$G$12];[.$G$13])" office:value-type="float" office:value="-0.935414346693485" calcext:value-type="float">
            <text:p>-0,935414346693485</text:p>
          </table:table-cell>
          <table:table-cell table:style-name="ce4" table:formula="of:=STANDARDIZE([.H4];[.$H$12];[.$H$13])" office:value-type="float" office:value="-0.540061724867322" calcext:value-type="float">
            <text:p>-0,540061724867322</text:p>
          </table:table-cell>
          <table:table-cell table:style-name="ce4" table:formula="of:=SUM([.B20:.H20])" office:value-type="float" office:value="0.846042772537552" calcext:value-type="float">
            <text:p>0,846042772537552</text:p>
          </table:table-cell>
        </table:table-row>
        <table:table-row table:style-name="ro1">
          <table:table-cell table:style-name="ce4" office:value-type="string" calcext:value-type="string">
            <text:p>Contact</text:p>
          </table:table-cell>
          <table:table-cell table:style-name="ce4" table:formula="of:=STANDARDIZE([.B5];[.$B$12];[.$B$13])" office:value-type="float" office:value="0.0473059368621328" calcext:value-type="float">
            <text:p>0,0473059368621328</text:p>
          </table:table-cell>
          <table:table-cell table:style-name="ce4" table:formula="of:=STANDARDIZE([.C5];[.$C$12];[.$C$13])" office:value-type="float" office:value="0.14978617237882" calcext:value-type="float">
            <text:p>0,14978617237882</text:p>
          </table:table-cell>
          <table:table-cell table:style-name="ce4" table:formula="of:=STANDARDIZE([.D5];[.$D$12];[.$D$13])" office:value-type="float" office:value="-0.540061724867322" calcext:value-type="float">
            <text:p>-0,540061724867322</text:p>
          </table:table-cell>
          <table:table-cell table:style-name="ce4" table:formula="of:=STANDARDIZE([.E5];[.$E$12];[.$E$13])" office:value-type="float" office:value="0.643796306459214" calcext:value-type="float">
            <text:p>0,643796306459214</text:p>
          </table:table-cell>
          <table:table-cell table:style-name="ce4" table:formula="of:=STANDARDIZE([.F5];[.$E$12];[.$E$13])" office:value-type="float" office:value="4.07737660757502" calcext:value-type="float">
            <text:p>4,07737660757502</text:p>
          </table:table-cell>
          <table:table-cell table:style-name="ce4" table:formula="of:=STANDARDIZE([.G5];[.$G$12];[.$G$13])" office:value-type="float" office:value="-0.935414346693485" calcext:value-type="float">
            <text:p>-0,935414346693485</text:p>
          </table:table-cell>
          <table:table-cell table:style-name="ce4" table:formula="of:=STANDARDIZE([.H5];[.$H$12];[.$H$13])" office:value-type="float" office:value="1.62018517460197" calcext:value-type="float">
            <text:p>1,62018517460197</text:p>
          </table:table-cell>
          <table:table-cell table:style-name="ce4" table:formula="of:=SUM([.B21:.H21])" office:value-type="float" office:value="5.06297412631635" calcext:value-type="float">
            <text:p>5,06297412631635</text:p>
          </table:table-cell>
        </table:table-row>
        <table:table-row table:style-name="ro1">
          <table:table-cell table:style-name="ce4" office:value-type="string" calcext:value-type="string">
            <text:p>FavorableLocation</text:p>
          </table:table-cell>
          <table:table-cell table:style-name="ce4" table:formula="of:=STANDARDIZE([.B6];[.$B$12];[.$B$13])" office:value-type="float" office:value="2.31799090624451" calcext:value-type="float">
            <text:p>2,31799090624451</text:p>
          </table:table-cell>
          <table:table-cell table:style-name="ce4" table:formula="of:=STANDARDIZE([.C6];[.$C$12];[.$C$13])" office:value-type="float" office:value="-1.04850320665174" calcext:value-type="float">
            <text:p>-1,04850320665174</text:p>
          </table:table-cell>
          <table:table-cell table:style-name="ce4" table:formula="of:=STANDARDIZE([.D6];[.$D$12];[.$D$13])" office:value-type="float" office:value="1.62018517460197" calcext:value-type="float">
            <text:p>1,62018517460197</text:p>
          </table:table-cell>
          <table:table-cell table:style-name="ce4" table:formula="of:=STANDARDIZE([.E6];[.$E$12];[.$E$13])" office:value-type="float" office:value="1.50219138173817" calcext:value-type="float">
            <text:p>1,50219138173817</text:p>
          </table:table-cell>
          <table:table-cell table:style-name="ce4" table:formula="of:=STANDARDIZE([.F6];[.$E$12];[.$E$13])" office:value-type="float" office:value="9.22774705924874" calcext:value-type="float">
            <text:p>9,22774705924874</text:p>
          </table:table-cell>
          <table:table-cell table:style-name="ce4" table:formula="of:=STANDARDIZE([.G6];[.$G$12];[.$G$13])" office:value-type="float" office:value="-0.935414346693485" calcext:value-type="float">
            <text:p>-0,935414346693485</text:p>
          </table:table-cell>
          <table:table-cell table:style-name="ce4" table:formula="of:=STANDARDIZE([.H6];[.$H$12];[.$H$13])" office:value-type="float" office:value="-0.540061724867322" calcext:value-type="float">
            <text:p>-0,540061724867322</text:p>
          </table:table-cell>
          <table:table-cell table:style-name="ce4" table:formula="of:=SUM([.B22:.H22])" office:value-type="float" office:value="12.1441352436208" calcext:value-type="float">
            <text:p>12,1441352436208</text:p>
          </table:table-cell>
        </table:table-row>
        <table:table-row table:style-name="ro1">
          <table:table-cell table:style-name="ce4" office:value-type="string" calcext:value-type="string">
            <text:p>Question</text:p>
          </table:table-cell>
          <table:table-cell table:style-name="ce4" table:formula="of:=STANDARDIZE([.B7];[.$B$12];[.$B$13])" office:value-type="float" office:value="-0.709589052931992" calcext:value-type="float">
            <text:p>-0,709589052931992</text:p>
          </table:table-cell>
          <table:table-cell table:style-name="ce4" table:formula="of:=STANDARDIZE([.C7];[.$C$12];[.$C$13])" office:value-type="float" office:value="0.14978617237882" calcext:value-type="float">
            <text:p>0,14978617237882</text:p>
          </table:table-cell>
          <table:table-cell table:style-name="ce4" table:formula="of:=STANDARDIZE([.D7];[.$D$12];[.$D$13])" office:value-type="float" office:value="1.62018517460197" calcext:value-type="float">
            <text:p>1,62018517460197</text:p>
          </table:table-cell>
          <table:table-cell table:style-name="ce4" table:formula="of:=STANDARDIZE([.E7];[.$E$12];[.$E$13])" office:value-type="float" office:value="-0.214598768819738" calcext:value-type="float">
            <text:p>-0,214598768819738</text:p>
          </table:table-cell>
          <table:table-cell table:style-name="ce4" table:formula="of:=STANDARDIZE([.F7];[.$E$12];[.$E$13])" office:value-type="float" office:value="10.0861421345277" calcext:value-type="float">
            <text:p>10,0861421345277</text:p>
          </table:table-cell>
          <table:table-cell table:style-name="ce4" table:formula="of:=STANDARDIZE([.G7];[.$G$12];[.$G$13])" office:value-type="float" office:value="0.935414346693485" calcext:value-type="float">
            <text:p>0,935414346693485</text:p>
          </table:table-cell>
          <table:table-cell table:style-name="ce4" table:formula="of:=STANDARDIZE([.H7];[.$H$12];[.$H$13])" office:value-type="float" office:value="-0.540061724867322" calcext:value-type="float">
            <text:p>-0,540061724867322</text:p>
          </table:table-cell>
          <table:table-cell table:style-name="ce4" table:formula="of:=SUM([.B23:.H23])" office:value-type="float" office:value="11.3272782815829" calcext:value-type="float">
            <text:p>11,3272782815829</text:p>
          </table:table-cell>
        </table:table-row>
        <table:table-row table:style-name="ro1">
          <table:table-cell table:style-name="ce4" office:value-type="string" calcext:value-type="string">
            <text:p>StatusComplaint</text:p>
          </table:table-cell>
          <table:table-cell table:style-name="ce4" table:formula="of:=STANDARDIZE([.B8];[.$B$12];[.$B$13])" office:value-type="float" office:value="0.0473059368621328" calcext:value-type="float">
            <text:p>0,0473059368621328</text:p>
          </table:table-cell>
          <table:table-cell table:style-name="ce4" table:formula="of:=STANDARDIZE([.C8];[.$C$12];[.$C$13])" office:value-type="float" office:value="1.34807555140938" calcext:value-type="float">
            <text:p>1,34807555140938</text:p>
          </table:table-cell>
          <table:table-cell table:style-name="ce4" table:formula="of:=STANDARDIZE([.D8];[.$D$12];[.$D$13])" office:value-type="float" office:value="-0.540061724867322" calcext:value-type="float">
            <text:p>-0,540061724867322</text:p>
          </table:table-cell>
          <table:table-cell table:style-name="ce4" table:formula="of:=STANDARDIZE([.E8];[.$E$12];[.$E$13])" office:value-type="float" office:value="-1.07299384409869" calcext:value-type="float">
            <text:p>-1,07299384409869</text:p>
          </table:table-cell>
          <table:table-cell table:style-name="ce4" table:formula="of:=STANDARDIZE([.F8];[.$E$12];[.$E$13])" office:value-type="float" office:value="12.6613273603645" calcext:value-type="float">
            <text:p>12,6613273603645</text:p>
          </table:table-cell>
          <table:table-cell table:style-name="ce4" table:formula="of:=STANDARDIZE([.G8];[.$G$12];[.$G$13])" office:value-type="float" office:value="0.935414346693485" calcext:value-type="float">
            <text:p>0,935414346693485</text:p>
          </table:table-cell>
          <table:table-cell table:style-name="ce4" table:formula="of:=STANDARDIZE([.H8];[.$H$12];[.$H$13])" office:value-type="float" office:value="1.62018517460197" calcext:value-type="float">
            <text:p>1,62018517460197</text:p>
          </table:table-cell>
          <table:table-cell table:style-name="ce4" table:formula="of:=SUM([.B24:.H24])" office:value-type="float" office:value="14.9992528009655" calcext:value-type="float">
            <text:p>14,9992528009655</text:p>
          </table:table-cell>
        </table:table-row>
        <table:table-row table:style-name="ro1">
          <table:table-cell table:style-name="ce4" office:value-type="string" calcext:value-type="string">
            <text:p>TokenForgotPass</text:p>
          </table:table-cell>
          <table:table-cell table:style-name="ce4" table:formula="of:=STANDARDIZE([.B9];[.$B$12];[.$B$13])" office:value-type="float" office:value="-0.709589052931992" calcext:value-type="float">
            <text:p>-0,709589052931992</text:p>
          </table:table-cell>
          <table:table-cell table:style-name="ce4" table:formula="of:=STANDARDIZE([.C9];[.$C$12];[.$C$13])" office:value-type="float" office:value="1.34807555140938" calcext:value-type="float">
            <text:p>1,34807555140938</text:p>
          </table:table-cell>
          <table:table-cell table:style-name="ce4" table:formula="of:=STANDARDIZE([.D9];[.$D$12];[.$D$13])" office:value-type="float" office:value="-0.540061724867322" calcext:value-type="float">
            <text:p>-0,540061724867322</text:p>
          </table:table-cell>
          <table:table-cell table:style-name="ce4" table:formula="of:=STANDARDIZE([.E9];[.$E$12];[.$E$13])" office:value-type="float" office:value="-1.07299384409869" calcext:value-type="float">
            <text:p>-1,07299384409869</text:p>
          </table:table-cell>
          <table:table-cell table:style-name="ce4" table:formula="of:=STANDARDIZE([.F9];[.$E$12];[.$E$13])" office:value-type="float" office:value="10.0861421345277" calcext:value-type="float">
            <text:p>10,0861421345277</text:p>
          </table:table-cell>
          <table:table-cell table:style-name="ce4" table:formula="of:=STANDARDIZE([.G9];[.$G$12];[.$G$13])" office:value-type="float" office:value="0.935414346693485" calcext:value-type="float">
            <text:p>0,935414346693485</text:p>
          </table:table-cell>
          <table:table-cell table:style-name="ce4" table:formula="of:=STANDARDIZE([.H9];[.$H$12];[.$H$13])" office:value-type="float" office:value="-0.540061724867322" calcext:value-type="float">
            <text:p>-0,540061724867322</text:p>
          </table:table-cell>
          <table:table-cell table:style-name="ce4" table:formula="of:=SUM([.B25:.H25])" office:value-type="float" office:value="9.50692568586522" calcext:value-type="float">
            <text:p>9,50692568586522</text:p>
          </table:table-cell>
        </table:table-row>
        <table:table-row table:style-name="ro1">
          <table:table-cell table:style-name="ce4" office:value-type="string" calcext:value-type="string">
            <text:p>User</text:p>
          </table:table-cell>
          <table:table-cell table:style-name="ce4" table:formula="of:=STANDARDIZE([.B10];[.$B$12];[.$B$13])" office:value-type="float" office:value="-0.709589052931992" calcext:value-type="float">
            <text:p>-0,709589052931992</text:p>
          </table:table-cell>
          <table:table-cell table:style-name="ce4" table:formula="of:=STANDARDIZE([.C10];[.$C$12];[.$C$13])" office:value-type="float" office:value="0.14978617237882" calcext:value-type="float">
            <text:p>0,14978617237882</text:p>
          </table:table-cell>
          <table:table-cell table:style-name="ce4" table:formula="of:=STANDARDIZE([.D10];[.$D$12];[.$D$13])" office:value-type="float" office:value="-0.540061724867322" calcext:value-type="float">
            <text:p>-0,540061724867322</text:p>
          </table:table-cell>
          <table:table-cell table:style-name="ce4" table:formula="of:=STANDARDIZE([.E10];[.$E$12];[.$E$13])" office:value-type="float" office:value="-1.07299384409869" calcext:value-type="float">
            <text:p>-1,07299384409869</text:p>
          </table:table-cell>
          <table:table-cell table:style-name="ce4" table:formula="of:=STANDARDIZE([.F10];[.$E$12];[.$E$13])" office:value-type="float" office:value="10.0861421345277" calcext:value-type="float">
            <text:p>10,0861421345277</text:p>
          </table:table-cell>
          <table:table-cell table:style-name="ce4" table:formula="of:=STANDARDIZE([.G10];[.$G$12];[.$G$13])" office:value-type="float" office:value="0.935414346693485" calcext:value-type="float">
            <text:p>0,935414346693485</text:p>
          </table:table-cell>
          <table:table-cell table:style-name="ce4" table:formula="of:=STANDARDIZE([.H10];[.$H$12];[.$H$13])" office:value-type="float" office:value="-0.540061724867322" calcext:value-type="float">
            <text:p>-0,540061724867322</text:p>
          </table:table-cell>
          <table:table-cell table:style-name="ce4" table:formula="of:=SUM([.B26:.H26])" office:value-type="float" office:value="8.30863630683467" calcext:value-type="float">
            <text:p>8,30863630683467</text:p>
          </table:table-cell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ce13" office:value-type="string" calcext:value-type="string" table:number-columns-spanned="9" table:number-rows-spanned="1">
            <text:p>Normalização</text:p>
          </table:table-cell>
          <table:covered-table-cell table:number-columns-repeated="8" table:style-name="Default"/>
        </table:table-row>
        <table:table-row table:style-name="ro1">
          <table:table-cell table:style-name="ce5"/>
          <table:table-cell table:style-name="ce5" office:value-type="string" calcext:value-type="string">
            <text:p>WMC</text:p>
          </table:table-cell>
          <table:table-cell table:style-name="ce5" office:value-type="string" calcext:value-type="string">
            <text:p>DIT</text:p>
          </table:table-cell>
          <table:table-cell table:style-name="ce5" office:value-type="string" calcext:value-type="string">
            <text:p>NOC</text:p>
          </table:table-cell>
          <table:table-cell table:style-name="ce5" office:value-type="string" calcext:value-type="string">
            <text:p>CBO</text:p>
          </table:table-cell>
          <table:table-cell table:style-name="ce5" office:value-type="string" calcext:value-type="string">
            <text:p>CS</text:p>
          </table:table-cell>
          <table:table-cell table:style-name="ce5" office:value-type="string" calcext:value-type="string">
            <text:p>NOO</text:p>
          </table:table-cell>
          <table:table-cell table:style-name="ce5" office:value-type="string" calcext:value-type="string">
            <text:p>NOA</text:p>
          </table:table-cell>
          <table:table-cell table:style-name="ce5" office:value-type="string" calcext:value-type="string">
            <text:p>SOMA</text:p>
          </table:table-cell>
        </table:table-row>
        <table:table-row table:style-name="ro1">
          <table:table-cell table:style-name="ce5" office:value-type="string" calcext:value-type="string">
            <text:p>Address</text:p>
          </table:table-cell>
          <table:table-cell table:style-name="ce5" table:formula="of:=([.B3]-[.$B$14])/([.$B$15]-[.$B$14])" office:value-type="float" office:value="0.125" calcext:value-type="float">
            <text:p>0,125</text:p>
          </table:table-cell>
          <table:table-cell table:style-name="ce5" table:formula="of:=([.C3]-[.$C$14])/([.$C$15]-[.$C$14])" office:value-type="float" office:value="0" calcext:value-type="float">
            <text:p>0</text:p>
          </table:table-cell>
          <table:table-cell table:style-name="ce5" table:formula="of:=([.D3]-[.$D$14])/([.$D$15]-[.$D$14])" office:value-type="float" office:value="0" calcext:value-type="float">
            <text:p>0</text:p>
          </table:table-cell>
          <table:table-cell table:style-name="ce5" table:formula="of:=([.E3]-[.$E$14])/([.$E$15]-[.$E$14])" office:value-type="float" office:value="0.666666666666667" calcext:value-type="float">
            <text:p>0,666666666666667</text:p>
          </table:table-cell>
          <table:table-cell table:style-name="ce5" table:formula="of:=([.F3]-[.$F$14])/([.$F$15]-[.$F$14])" office:value-type="float" office:value="0.0909090909090909" calcext:value-type="float">
            <text:p>0,0909090909090909</text:p>
          </table:table-cell>
          <table:table-cell table:style-name="ce5" table:formula="of:=([.G3]-[.$G$14])/([.$G$15]-[.$G$14])" office:value-type="float" office:value="0" calcext:value-type="float">
            <text:p>0</text:p>
          </table:table-cell>
          <table:table-cell table:style-name="ce5" table:formula="of:=([.H3]-[.$H$14])/([.$H$15]-[.$H$14])" office:value-type="float" office:value="0" calcext:value-type="float">
            <text:p>0</text:p>
          </table:table-cell>
          <table:table-cell table:style-name="ce5" table:formula="of:=SUM([.B30:.H30])" office:value-type="float" office:value="0.882575757575757" calcext:value-type="float">
            <text:p>0,882575757575757</text:p>
          </table:table-cell>
        </table:table-row>
        <table:table-row table:style-name="ro1">
          <table:table-cell table:style-name="ce5" office:value-type="string" calcext:value-type="string">
            <text:p>Complaint</text:p>
          </table:table-cell>
          <table:table-cell table:style-name="ce5" table:formula="of:=([.B4]-[.$B$14])/([.$B$15]-[.$B$14])" office:value-type="float" office:value="0.25" calcext:value-type="float">
            <text:p>0,25</text:p>
          </table:table-cell>
          <table:table-cell table:style-name="ce5" table:formula="of:=([.C4]-[.$C$14])/([.$C$15]-[.$C$14])" office:value-type="float" office:value="0" calcext:value-type="float">
            <text:p>0</text:p>
          </table:table-cell>
          <table:table-cell table:style-name="ce5" table:formula="of:=([.D4]-[.$D$14])/([.$D$15]-[.$D$14])" office:value-type="float" office:value="0" calcext:value-type="float">
            <text:p>0</text:p>
          </table:table-cell>
          <table:table-cell table:style-name="ce5" table:formula="of:=([.E4]-[.$E$14])/([.$E$15]-[.$E$14])" office:value-type="float" office:value="0.666666666666667" calcext:value-type="float">
            <text:p>0,666666666666667</text:p>
          </table:table-cell>
          <table:table-cell table:style-name="ce5" table:formula="of:=([.F4]-[.$F$14])/([.$F$15]-[.$F$14])" office:value-type="float" office:value="0" calcext:value-type="float">
            <text:p>0</text:p>
          </table:table-cell>
          <table:table-cell table:style-name="ce5" table:formula="of:=([.G4]-[.$G$14])/([.$G$15]-[.$G$14])" office:value-type="float" office:value="0" calcext:value-type="float">
            <text:p>0</text:p>
          </table:table-cell>
          <table:table-cell table:style-name="ce5" table:formula="of:=([.H4]-[.$H$14])/([.$H$15]-[.$H$14])" office:value-type="float" office:value="0" calcext:value-type="float">
            <text:p>0</text:p>
          </table:table-cell>
          <table:table-cell table:style-name="ce5" table:formula="of:=SUM([.B31:.H31])" office:value-type="float" office:value="0.916666666666667" calcext:value-type="float">
            <text:p>0,916666666666667</text:p>
          </table:table-cell>
        </table:table-row>
        <table:table-row table:style-name="ro1">
          <table:table-cell table:style-name="ce5" office:value-type="string" calcext:value-type="string">
            <text:p>Contact</text:p>
          </table:table-cell>
          <table:table-cell table:style-name="ce5" table:formula="of:=([.B5]-[.$B$14])/([.$B$15]-[.$B$14])" office:value-type="float" office:value="0.25" calcext:value-type="float">
            <text:p>0,25</text:p>
          </table:table-cell>
          <table:table-cell table:style-name="ce5" table:formula="of:=([.C5]-[.$C$14])/([.$C$15]-[.$C$14])" office:value-type="float" office:value="0.5" calcext:value-type="float">
            <text:p>0,5</text:p>
          </table:table-cell>
          <table:table-cell table:style-name="ce5" table:formula="of:=([.D5]-[.$D$14])/([.$D$15]-[.$D$14])" office:value-type="float" office:value="0" calcext:value-type="float">
            <text:p>0</text:p>
          </table:table-cell>
          <table:table-cell table:style-name="ce5" table:formula="of:=([.E5]-[.$E$14])/([.$E$15]-[.$E$14])" office:value-type="float" office:value="0.666666666666667" calcext:value-type="float">
            <text:p>0,666666666666667</text:p>
          </table:table-cell>
          <table:table-cell table:style-name="ce5" table:formula="of:=([.F5]-[.$F$14])/([.$F$15]-[.$F$14])" office:value-type="float" office:value="0.0909090909090909" calcext:value-type="float">
            <text:p>0,0909090909090909</text:p>
          </table:table-cell>
          <table:table-cell table:style-name="ce5" table:formula="of:=([.G5]-[.$G$14])/([.$G$15]-[.$G$14])" office:value-type="float" office:value="0" calcext:value-type="float">
            <text:p>0</text:p>
          </table:table-cell>
          <table:table-cell table:style-name="ce5" table:formula="of:=([.H5]-[.$H$14])/([.$H$15]-[.$H$14])" office:value-type="float" office:value="1" calcext:value-type="float">
            <text:p>1</text:p>
          </table:table-cell>
          <table:table-cell table:style-name="ce5" table:formula="of:=SUM([.B32:.H32])" office:value-type="float" office:value="2.50757575757576" calcext:value-type="float">
            <text:p>2,50757575757576</text:p>
          </table:table-cell>
        </table:table-row>
        <table:table-row table:style-name="ro1">
          <table:table-cell table:style-name="ce5" office:value-type="string" calcext:value-type="string">
            <text:p>FavorableLocation</text:p>
          </table:table-cell>
          <table:table-cell table:style-name="ce5" table:formula="of:=([.B6]-[.$B$14])/([.$B$15]-[.$B$14])" office:value-type="float" office:value="1" calcext:value-type="float">
            <text:p>1</text:p>
          </table:table-cell>
          <table:table-cell table:style-name="ce5" table:formula="of:=([.C6]-[.$C$14])/([.$C$15]-[.$C$14])" office:value-type="float" office:value="0" calcext:value-type="float">
            <text:p>0</text:p>
          </table:table-cell>
          <table:table-cell table:style-name="ce5" table:formula="of:=([.D6]-[.$D$14])/([.$D$15]-[.$D$14])" office:value-type="float" office:value="1" calcext:value-type="float">
            <text:p>1</text:p>
          </table:table-cell>
          <table:table-cell table:style-name="ce5" table:formula="of:=([.E6]-[.$E$14])/([.$E$15]-[.$E$14])" office:value-type="float" office:value="1" calcext:value-type="float">
            <text:p>1</text:p>
          </table:table-cell>
          <table:table-cell table:style-name="ce5" table:formula="of:=([.F6]-[.$F$14])/([.$F$15]-[.$F$14])" office:value-type="float" office:value="0.636363636363636" calcext:value-type="float">
            <text:p>0,636363636363636</text:p>
          </table:table-cell>
          <table:table-cell table:style-name="ce5" table:formula="of:=([.G6]-[.$G$14])/([.$G$15]-[.$G$14])" office:value-type="float" office:value="0" calcext:value-type="float">
            <text:p>0</text:p>
          </table:table-cell>
          <table:table-cell table:style-name="ce5" table:formula="of:=([.H6]-[.$H$14])/([.$H$15]-[.$H$14])" office:value-type="float" office:value="0" calcext:value-type="float">
            <text:p>0</text:p>
          </table:table-cell>
          <table:table-cell table:style-name="ce5" table:formula="of:=SUM([.B33:.H33])" office:value-type="float" office:value="3.63636363636364" calcext:value-type="float">
            <text:p>3,63636363636364</text:p>
          </table:table-cell>
        </table:table-row>
        <table:table-row table:style-name="ro1">
          <table:table-cell table:style-name="ce5" office:value-type="string" calcext:value-type="string">
            <text:p>Question</text:p>
          </table:table-cell>
          <table:table-cell table:style-name="ce5" table:formula="of:=([.B7]-[.$B$14])/([.$B$15]-[.$B$14])" office:value-type="float" office:value="0" calcext:value-type="float">
            <text:p>0</text:p>
          </table:table-cell>
          <table:table-cell table:style-name="ce5" table:formula="of:=([.C7]-[.$C$14])/([.$C$15]-[.$C$14])" office:value-type="float" office:value="0.5" calcext:value-type="float">
            <text:p>0,5</text:p>
          </table:table-cell>
          <table:table-cell table:style-name="ce5" table:formula="of:=([.D7]-[.$D$14])/([.$D$15]-[.$D$14])" office:value-type="float" office:value="1" calcext:value-type="float">
            <text:p>1</text:p>
          </table:table-cell>
          <table:table-cell table:style-name="ce5" table:formula="of:=([.E7]-[.$E$14])/([.$E$15]-[.$E$14])" office:value-type="float" office:value="0.333333333333333" calcext:value-type="float">
            <text:p>0,333333333333333</text:p>
          </table:table-cell>
          <table:table-cell table:style-name="ce5" table:formula="of:=([.F7]-[.$F$14])/([.$F$15]-[.$F$14])" office:value-type="float" office:value="0.727272727272727" calcext:value-type="float">
            <text:p>0,727272727272727</text:p>
          </table:table-cell>
          <table:table-cell table:style-name="ce5" table:formula="of:=([.G7]-[.$G$14])/([.$G$15]-[.$G$14])" office:value-type="float" office:value="1" calcext:value-type="float">
            <text:p>1</text:p>
          </table:table-cell>
          <table:table-cell table:style-name="ce5" table:formula="of:=([.H7]-[.$H$14])/([.$H$15]-[.$H$14])" office:value-type="float" office:value="0" calcext:value-type="float">
            <text:p>0</text:p>
          </table:table-cell>
          <table:table-cell table:style-name="ce5" table:formula="of:=SUM([.B34:.H34])" office:value-type="float" office:value="3.56060606060606" calcext:value-type="float">
            <text:p>3,56060606060606</text:p>
          </table:table-cell>
        </table:table-row>
        <table:table-row table:style-name="ro1">
          <table:table-cell table:style-name="ce5" office:value-type="string" calcext:value-type="string">
            <text:p>StatusComplaint</text:p>
          </table:table-cell>
          <table:table-cell table:style-name="ce5" table:formula="of:=([.B8]-[.$B$14])/([.$B$15]-[.$B$14])" office:value-type="float" office:value="0.25" calcext:value-type="float">
            <text:p>0,25</text:p>
          </table:table-cell>
          <table:table-cell table:style-name="ce5" table:formula="of:=([.C8]-[.$C$14])/([.$C$15]-[.$C$14])" office:value-type="float" office:value="1" calcext:value-type="float">
            <text:p>1</text:p>
          </table:table-cell>
          <table:table-cell table:style-name="ce5" table:formula="of:=([.D8]-[.$D$14])/([.$D$15]-[.$D$14])" office:value-type="float" office:value="0" calcext:value-type="float">
            <text:p>0</text:p>
          </table:table-cell>
          <table:table-cell table:style-name="ce5" table:formula="of:=([.E8]-[.$E$14])/([.$E$15]-[.$E$14])" office:value-type="float" office:value="0" calcext:value-type="float">
            <text:p>0</text:p>
          </table:table-cell>
          <table:table-cell table:style-name="ce5" table:formula="of:=([.F8]-[.$F$14])/([.$F$15]-[.$F$14])" office:value-type="float" office:value="1" calcext:value-type="float">
            <text:p>1</text:p>
          </table:table-cell>
          <table:table-cell table:style-name="ce5" table:formula="of:=([.G8]-[.$G$14])/([.$G$15]-[.$G$14])" office:value-type="float" office:value="1" calcext:value-type="float">
            <text:p>1</text:p>
          </table:table-cell>
          <table:table-cell table:style-name="ce5" table:formula="of:=([.H8]-[.$H$14])/([.$H$15]-[.$H$14])" office:value-type="float" office:value="1" calcext:value-type="float">
            <text:p>1</text:p>
          </table:table-cell>
          <table:table-cell table:style-name="ce5" table:formula="of:=SUM([.B35:.H35])" office:value-type="float" office:value="4.25" calcext:value-type="float">
            <text:p>4,25</text:p>
          </table:table-cell>
        </table:table-row>
        <table:table-row table:style-name="ro1">
          <table:table-cell table:style-name="ce5" office:value-type="string" calcext:value-type="string">
            <text:p>TokenForgotPass</text:p>
          </table:table-cell>
          <table:table-cell table:style-name="ce5" table:formula="of:=([.B9]-[.$B$14])/([.$B$15]-[.$B$14])" office:value-type="float" office:value="0" calcext:value-type="float">
            <text:p>0</text:p>
          </table:table-cell>
          <table:table-cell table:style-name="ce5" table:formula="of:=([.C9]-[.$C$14])/([.$C$15]-[.$C$14])" office:value-type="float" office:value="1" calcext:value-type="float">
            <text:p>1</text:p>
          </table:table-cell>
          <table:table-cell table:style-name="ce5" table:formula="of:=([.D9]-[.$D$14])/([.$D$15]-[.$D$14])" office:value-type="float" office:value="0" calcext:value-type="float">
            <text:p>0</text:p>
          </table:table-cell>
          <table:table-cell table:style-name="ce5" table:formula="of:=([.E9]-[.$E$14])/([.$E$15]-[.$E$14])" office:value-type="float" office:value="0" calcext:value-type="float">
            <text:p>0</text:p>
          </table:table-cell>
          <table:table-cell table:style-name="ce5" table:formula="of:=([.F9]-[.$F$14])/([.$F$15]-[.$F$14])" office:value-type="float" office:value="0.727272727272727" calcext:value-type="float">
            <text:p>0,727272727272727</text:p>
          </table:table-cell>
          <table:table-cell table:style-name="ce5" table:formula="of:=([.G9]-[.$G$14])/([.$G$15]-[.$G$14])" office:value-type="float" office:value="1" calcext:value-type="float">
            <text:p>1</text:p>
          </table:table-cell>
          <table:table-cell table:style-name="ce5" table:formula="of:=([.H9]-[.$H$14])/([.$H$15]-[.$H$14])" office:value-type="float" office:value="0" calcext:value-type="float">
            <text:p>0</text:p>
          </table:table-cell>
          <table:table-cell table:style-name="ce5" table:formula="of:=SUM([.B36:.H36])" office:value-type="float" office:value="2.72727272727273" calcext:value-type="float">
            <text:p>2,72727272727273</text:p>
          </table:table-cell>
        </table:table-row>
        <table:table-row table:style-name="ro1">
          <table:table-cell table:style-name="ce5" office:value-type="string" calcext:value-type="string">
            <text:p>User</text:p>
          </table:table-cell>
          <table:table-cell table:style-name="ce5" table:formula="of:=([.B10]-[.$B$14])/([.$B$15]-[.$B$14])" office:value-type="float" office:value="0" calcext:value-type="float">
            <text:p>0</text:p>
          </table:table-cell>
          <table:table-cell table:style-name="ce5" table:formula="of:=([.C10]-[.$C$14])/([.$C$15]-[.$C$14])" office:value-type="float" office:value="0.5" calcext:value-type="float">
            <text:p>0,5</text:p>
          </table:table-cell>
          <table:table-cell table:style-name="ce5" table:formula="of:=([.D10]-[.$D$14])/([.$D$15]-[.$D$14])" office:value-type="float" office:value="0" calcext:value-type="float">
            <text:p>0</text:p>
          </table:table-cell>
          <table:table-cell table:style-name="ce5" table:formula="of:=([.E10]-[.$E$14])/([.$E$15]-[.$E$14])" office:value-type="float" office:value="0" calcext:value-type="float">
            <text:p>0</text:p>
          </table:table-cell>
          <table:table-cell table:style-name="ce5" table:formula="of:=([.F10]-[.$F$14])/([.$F$15]-[.$F$14])" office:value-type="float" office:value="0.727272727272727" calcext:value-type="float">
            <text:p>0,727272727272727</text:p>
          </table:table-cell>
          <table:table-cell table:style-name="ce5" table:formula="of:=([.G10]-[.$G$14])/([.$G$15]-[.$G$14])" office:value-type="float" office:value="1" calcext:value-type="float">
            <text:p>1</text:p>
          </table:table-cell>
          <table:table-cell table:style-name="ce5" table:formula="of:=([.H10]-[.$H$14])/([.$H$15]-[.$H$14])" office:value-type="float" office:value="0" calcext:value-type="float">
            <text:p>0</text:p>
          </table:table-cell>
          <table:table-cell table:style-name="ce5" table:formula="of:=SUM([.B37:.H37])" office:value-type="float" office:value="2.22727272727273" calcext:value-type="float">
            <text:p>2,227272727272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4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4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42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41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time-style style:name="N135">
      <number:hours/>
      <number:text>:</number:text>
      <number:minutes number:style="long"/>
      <number:text> </number:text>
      <number:am-pm/>
    </number:time-style>
    <number:time-style style:name="N13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3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1P0" style:volatile="true">
      <number:number number:decimal-places="0" number:min-decimal-places="0" number:min-integer-digits="1" number:grouping="true"/>
      <number:text> </number:text>
    </number:number-style>
    <number:number-style style:name="N13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>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2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R$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4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4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date-style style:name="N139">
      <number:day/>
      <number:text>/</number:text>
      <number:month/>
      <number:text>/</number:text>
      <number:year number:style="long"/>
    </number:date-style>
    <number:time-style style:name="N110">
      <number:minutes number:style="long"/>
      <number:text>:</number:text>
      <number:seconds number:style="long"/>
    </number:time-style>
    <number:date-style style:name="N138">
      <number:day/>
      <number:text>/</number:text>
      <number:month number:textual="true"/>
      <number:text>/</number:text>
      <number:year/>
    </number:dat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37">
      <number:day/>
      <number:text>/</number:text>
      <number:month number:textual="true"/>
    </number:date-style>
    <number:time-style style:name="N108">
      <number:minutes number:style="long"/>
      <number:text>:</number:text>
      <number:seconds number:style="long" number:decimal-places="1"/>
    </number:time-style>
    <number:date-style style:name="N136">
      <number:month number:textual="true"/>
      <number:text>/</number:text>
      <number:year/>
    </number:dat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5T11:22:39.889829217</meta:creation-date>
    <dc:date>2023-11-24T18:20:37.707702183</dc:date>
    <meta:editing-duration>PT1H51M13S</meta:editing-duration>
    <meta:editing-cycles>29</meta:editing-cycles>
    <meta:generator>LibreOffice/7.3.7.2$Linux_X86_64 LibreOffice_project/30$Build-2</meta:generator>
    <meta:document-statistic meta:table-count="1" meta:cell-count="279" meta:object-count="0"/>
  </office:meta>
</office:document-meta>
</file>